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nitoringInterceptor.setLogTargetClassInvocation( boolean logTargetClass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nitoringIntercepto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nitoringInterceptor.setSuffix( @ Nullable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nitoringInterceptor.setPrefix( @ Nullable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nitoringInterceptor.createInvocationTraceName( MethodInvocation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onitoringIntercepto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